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1">
      <style:paragraph-properties fo:text-align="start" style:justify-single-word="false"/>
    </style:style>
    <style:style style:name="P3" style:family="paragraph" style:parent-style-name="Standard" style:list-style-name="L12">
      <style:paragraph-properties fo:text-align="start" style:justify-single-word="false"/>
    </style:style>
    <style:style style:name="P4" style:family="paragraph" style:parent-style-name="Standard">
      <style:text-properties officeooo:rsid="0012fab9" officeooo:paragraph-rsid="000bae63"/>
    </style:style>
    <style:style style:name="P5" style:family="paragraph" style:parent-style-name="Standard">
      <style:text-properties officeooo:rsid="00131a1f" officeooo:paragraph-rsid="000bae63"/>
    </style:style>
    <style:style style:name="P6" style:family="paragraph" style:parent-style-name="Standard">
      <style:text-properties officeooo:rsid="0014cd2c" officeooo:paragraph-rsid="000bae63"/>
    </style:style>
    <style:style style:name="P7" style:family="paragraph" style:parent-style-name="Standard">
      <style:text-properties officeooo:rsid="0015eda9" officeooo:paragraph-rsid="000bae63"/>
    </style:style>
    <style:style style:name="P8" style:family="paragraph" style:parent-style-name="Standard">
      <style:text-properties officeooo:rsid="001bc7de" officeooo:paragraph-rsid="000bae63"/>
    </style:style>
    <style:style style:name="P9" style:family="paragraph" style:parent-style-name="Standard">
      <style:paragraph-properties fo:text-align="start" style:justify-single-word="false"/>
      <style:text-properties officeooo:rsid="001da977" officeooo:paragraph-rsid="000bae63"/>
    </style:style>
    <style:style style:name="P10" style:family="paragraph" style:parent-style-name="Standard" style:list-style-name="L10">
      <style:paragraph-properties fo:text-align="start" style:justify-single-word="false"/>
      <style:text-properties officeooo:rsid="001da977" officeooo:paragraph-rsid="000bae63"/>
    </style:style>
    <style:style style:name="P11" style:family="paragraph" style:parent-style-name="Standard">
      <style:text-properties officeooo:paragraph-rsid="000bae63"/>
    </style:style>
    <style:style style:name="P12" style:family="paragraph" style:parent-style-name="Standard">
      <style:text-properties fo:font-weight="bold" officeooo:paragraph-rsid="000bae63" style:font-weight-asian="bold" style:font-weight-complex="bold"/>
    </style:style>
    <style:style style:name="P13" style:family="paragraph" style:parent-style-name="Standard">
      <style:paragraph-properties fo:text-align="start" style:justify-single-word="false"/>
      <style:text-properties fo:font-weight="bold" officeooo:paragraph-rsid="000bae63" style:font-weight-asian="bold" style:font-weight-complex="bold"/>
    </style:style>
    <style:style style:name="P14" style:family="paragraph" style:parent-style-name="Standard">
      <style:text-properties fo:font-weight="bold" officeooo:rsid="00131a1f" officeooo:paragraph-rsid="000bae63" style:font-weight-asian="bold" style:font-weight-complex="bold"/>
    </style:style>
    <style:style style:name="P15" style:family="paragraph" style:parent-style-name="Standard">
      <style:text-properties fo:font-weight="bold" officeooo:rsid="001bc7de" officeooo:paragraph-rsid="000bae63" style:font-weight-asian="bold" style:font-weight-complex="bold"/>
    </style:style>
    <style:style style:name="P16" style:family="paragraph" style:parent-style-name="Text_20_body">
      <style:text-properties officeooo:rsid="000d26c7" officeooo:paragraph-rsid="000d26c7"/>
    </style:style>
    <style:style style:name="P17" style:family="paragraph" style:parent-style-name="Text_20_body">
      <style:paragraph-properties fo:text-align="start" style:justify-single-word="false"/>
      <style:text-properties officeooo:rsid="000d26c7" officeooo:paragraph-rsid="000d26c7"/>
    </style:style>
    <style:style style:name="P18" style:family="paragraph" style:parent-style-name="Text_20_body" style:list-style-name="L10">
      <style:paragraph-properties fo:text-align="start" style:justify-single-word="false"/>
      <style:text-properties officeooo:paragraph-rsid="000bae63"/>
    </style:style>
    <style:style style:name="P19" style:family="paragraph" style:parent-style-name="Text_20_body" style:list-style-name="L11">
      <style:paragraph-properties fo:text-align="start" style:justify-single-word="false"/>
      <style:text-properties officeooo:rsid="0010a143" officeooo:paragraph-rsid="0010a143"/>
    </style:style>
    <style:style style:name="P20" style:family="paragraph" style:parent-style-name="Text_20_body" style:list-style-name="L11">
      <style:paragraph-properties fo:text-align="start" style:justify-single-word="false"/>
      <style:text-properties officeooo:rsid="00145fe0" officeooo:paragraph-rsid="00145fe0"/>
    </style:style>
    <style:style style:name="P21" style:family="paragraph" style:parent-style-name="Text_20_body">
      <style:paragraph-properties fo:text-align="start" style:justify-single-word="false"/>
      <style:text-properties officeooo:rsid="001506df" officeooo:paragraph-rsid="001506df"/>
    </style:style>
    <style:style style:name="P22" style:family="paragraph" style:parent-style-name="Text_20_body">
      <style:text-properties officeooo:rsid="001947e4" officeooo:paragraph-rsid="001947e4"/>
    </style:style>
    <style:style style:name="P23" style:family="paragraph" style:parent-style-name="Text_20_body" style:list-style-name="L13">
      <style:text-properties officeooo:rsid="001947e4" officeooo:paragraph-rsid="001947e4"/>
    </style:style>
    <style:style style:name="P24" style:family="paragraph" style:parent-style-name="Text_20_body" style:list-style-name="L12"/>
    <style:style style:name="P25" style:family="paragraph" style:parent-style-name="Text_20_body" style:list-style-name="L13">
      <style:text-properties officeooo:paragraph-rsid="001947e4"/>
    </style:style>
    <style:style style:name="P26" style:family="paragraph" style:parent-style-name="Text_20_body">
      <style:text-properties officeooo:rsid="0019f000" officeooo:paragraph-rsid="0019f000"/>
    </style:style>
    <style:style style:name="T1" style:family="text">
      <style:text-properties officeooo:rsid="00108172"/>
    </style:style>
    <style:style style:name="T2" style:family="text">
      <style:text-properties officeooo:rsid="0012fab9"/>
    </style:style>
    <style:style style:name="T3" style:family="text">
      <style:text-properties officeooo:rsid="0010cf38"/>
    </style:style>
    <style:style style:name="T4" style:family="text">
      <style:text-properties officeooo:rsid="00121191"/>
    </style:style>
    <style:style style:name="T5" style:family="text">
      <style:text-properties officeooo:rsid="0014cd2c"/>
    </style:style>
    <style:style style:name="T6" style:family="text">
      <style:text-properties officeooo:rsid="0015ac8e"/>
    </style:style>
    <style:style style:name="T7" style:family="text">
      <style:text-properties officeooo:rsid="0017e3e6"/>
    </style:style>
    <style:style style:name="T8" style:family="text">
      <style:text-properties officeooo:rsid="001ba37f"/>
    </style:style>
    <style:style style:name="T9" style:family="text">
      <style:text-properties officeooo:rsid="001da977"/>
    </style:style>
    <style:style style:name="T10" style:family="text">
      <style:text-properties officeooo:rsid="001fc44d"/>
    </style:style>
    <style:style style:name="T11" style:family="text">
      <style:text-properties officeooo:rsid="000ec450"/>
    </style:style>
    <style:style style:name="T12" style:family="text">
      <style:text-properties officeooo:rsid="000ef859"/>
    </style:style>
    <style:style style:name="T13" style:family="text">
      <style:text-properties officeooo:rsid="0012c322"/>
    </style:style>
    <style:style style:name="T14" style:family="text">
      <style:text-properties officeooo:rsid="001506df"/>
    </style:style>
    <style:style style:name="T15" style:family="text">
      <style:text-properties officeooo:rsid="001780c1"/>
    </style:style>
    <style:style style:name="T16" style:family="text">
      <style:text-properties officeooo:rsid="001947e4"/>
    </style:style>
    <style:style style:name="T17"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ssignment 1</text:p>
      <text:p text:style-name="P12"/>
      <text:p text:style-name="P12">Que - SDLC overview- create a one page infographic that outlines the SDLC phases(Requirement, Design, Implementation, Testing, Deployment), highlighting the importance of each and how they interconnect.</text:p>
      <text:p text:style-name="P13"/>
      <text:p text:style-name="P12">Ans -</text:p>
      <text:p text:style-name="P11">There are total 5 phases in SDLC</text:p>
      <text:p text:style-name="P11"><text:s/><text:span text:style-name="T1">1. </text:span>Requirement</text:p>
      <text:p text:style-name="P11"><text:s/><text:span text:style-name="T1">2. </text:span>Design</text:p>
      <text:p text:style-name="P11"><text:s/><text:span text:style-name="T2">3</text:span><text:span text:style-name="T3">. </text:span>Implementation</text:p>
      <text:p text:style-name="P11"><text:s/><text:span text:style-name="T3">4. </text:span>Testing </text:p>
      <text:p text:style-name="P11"><text:s/><text:span text:style-name="T3">5. </text:span>Deployment</text:p>
      <text:p text:style-name="P11"/>
      <text:p text:style-name="P11"><text:span text:style-name="T3">1. </text:span>Requirement -</text:p>
      <text:p text:style-name="P11">Importance: Establishes project scope, goals and objectives.</text:p>
      <text:p text:style-name="P11"><text:span text:style-name="T2">I</text:span>nterconnect: Set the foundation for subsequent phases by defining what needs to be developed.</text:p>
      <text:p text:style-name="P11"><text:s text:c="3"/></text:p>
      <text:p text:style-name="P11"><text:span text:style-name="T3">2. </text:span>Design -</text:p>
      <text:p text:style-name="P11"><text:span text:style-name="T2">I</text:span>mportance: Transforms requirements into <text:span text:style-name="T4">a blueprint for development.</text:span></text:p>
      <text:p text:style-name="P11"><text:span text:style-name="T2">I</text:span><text:span text:style-name="T4">nterconnect: </text:span><text:span text:style-name="T2">Bridges the gap between requirements and implementation by outlining system architecture and user interface.</text:span></text:p>
      <text:p text:style-name="P11"/>
      <text:p text:style-name="P4">3. Implementation -</text:p>
      <text:p text:style-name="P4">Importance: Translates design into actual code and development.</text:p>
      <text:p text:style-name="P4">Interconnect: Turns design into a functioning product by writing, coding, and integrating software</text:p>
      <text:p text:style-name="P4">components.</text:p>
      <text:p text:style-name="P4"/>
      <text:p text:style-name="P4">4. Testing -</text:p>
      <text:p text:style-name="P4">Importance: Validates software functionality and quality.</text:p>
      <text:p text:style-name="P5">Interconnect: Ensures that the implemented solution meets specified requirements and is free of defects.</text:p>
      <text:p text:style-name="P5"/>
      <text:p text:style-name="P5">5. Deployment -</text:p>
      <text:p text:style-name="P5">Importance: Releases the software for use by end users.</text:p>
      <text:p text:style-name="P5">Interconnect: Marks the final phase where the developed software is deployed and maintained in the production environment.</text:p>
      <text:p text:style-name="P5"/>
      <text:p text:style-name="P5"/>
      <text:p text:style-name="P14">Assignment 2</text:p>
      <text:p text:style-name="P14"/>
      <text:p text:style-name="P14">Que – Develop a case study analyzing the implementation of SDLC phases in a real-world engineering project. Evalutes how Requirement gathering, Design, Implementation, Testing, Deployment, and Maintenance contribute to project outcomes.</text:p>
      <text:p text:style-name="P14"/>
      <text:p text:style-name="P5"><text:span text:style-name="T17">Ans-</text:span> <text:span text:style-name="T5">A real world example of the software development life cycle(SDLC) in Engineering project could be the process of developing a machine learning model to predict customer for a telecommunications company.</text:span></text:p>
      <text:p text:style-name="P5"/>
      <text:p text:style-name="P6">1. Requirement Gathering: Define project goals, data sources, and success metrics. Explore and preprocess the data, identifying relevant features and potential challenges.</text:p>
      <text:p text:style-name="P6"/>
      <text:p text:style-name="P6"><text:soft-page-break/>2. Design: Choose a suitable machine learning algorithm and design the model architecture.</text:p>
      <text:p text:style-name="P6"/>
      <text:p text:style-name="P6">3. Implementation: Develop the model using programming languages like Python or java, and integrate it with existing systems.</text:p>
      <text:p text:style-name="P6"/>
      <text:p text:style-name="P6">4. Testing: <text:span text:style-name="T6">Evalutes the model’s performance using validation technique and adjust parameters as needed.</text:span></text:p>
      <text:p text:style-name="P6"/>
      <text:p text:style-name="P6"/>
      <text:p text:style-name="P7">5. Deployment: Deploy the model into production, ensuring scalability, reliability, and security.</text:p>
      <text:p text:style-name="P7"/>
      <text:p text:style-name="P7">6. <text:span text:style-name="T7">Maintenance: Monitor the model’s performance over time, </text:span><text:span text:style-name="T8">retriving it with new data and making updates as necessary to adopt to changing conditions.</text:span></text:p>
      <text:p text:style-name="P7"/>
      <text:p text:style-name="P7"/>
      <text:p text:style-name="P15">Assignment 3</text:p>
      <text:p text:style-name="P15"/>
      <text:p text:style-name="P15">Que – Research and compare SDLC models suitable for engineering projects. Present finding <text:s/>on waterfall model, Agile, Spiral, and V model approaches, emphasizing their advantages, disadvantages, and applicability in different engineering contexts.</text:p>
      <text:p text:style-name="P15"/>
      <text:p text:style-name="P8"><text:span text:style-name="T17">Ans – </text:span><text:span text:style-name="T9">SDLC models</text:span></text:p>
      <text:p text:style-name="P9">1. Waterfall model:</text:p>
      <text:list xml:id="list2162827781" text:style-name="L10">
        <text:list-item>
          <text:p text:style-name="P10">Advantages: Clear structure, easy to understand and manage, well-suited for small projects with clear requirements.</text:p>
        </text:list-item>
        <text:list-item>
          <text:p text:style-name="P10">Disadvantages: Lack of flexibility <text:span text:style-name="T10">for changing requirements, limited user involvement until the end of the project, can lead to long development cycles.</text:span></text:p>
        </text:list-item>
        <text:list-item>
          <text:p text:style-name="P18">Applicability: Best suited for projects with stable requirements and where changes are unlikely.</text:p>
        </text:list-item>
      </text:list>
      <text:p text:style-name="P17">2. <text:span text:style-name="T11">Agile Model:</text:span></text:p>
      <text:list xml:id="list210971589" text:style-name="L11">
        <text:list-item>
          <text:p text:style-name="P2">Advantages: Flexibility to accommodate changing requirements, continuous feedback from users, promotes collaboration, <text:span text:style-name="T12">and communication within teams.</text:span></text:p>
        </text:list-item>
        <text:list-item>
          <text:p text:style-name="P19">Disadvantages: Requires experienced team members, <text:span text:style-name="T13">may lack documentation can be challenging to scale for large projects.</text:span></text:p>
        </text:list-item>
        <text:list-item>
          <text:p text:style-name="P20">Applicability: Ideal for projects with evolving requirements, where frequent deliveries are pref<text:span text:style-name="T14">erred , and customer involvement is crucial.</text:span></text:p>
        </text:list-item>
      </text:list>
      <text:p text:style-name="P21">3. Spiral Model:</text:p>
      <text:list xml:id="list1143194183" text:style-name="L12">
        <text:list-item>
          <text:p text:style-name="P3">Advantages: I<text:span text:style-name="T15">ncorporates risk analysis and management, allows for iterarive development with <text:s text:c="4"/>each loop focusing on a specific aspect, suitable for large and complex projects.</text:span></text:p>
        </text:list-item>
        <text:list-item>
          <text:p text:style-name="P3"><text:span text:style-name="T16">Disadvantages: Can be time-consuming and costly due to its iterative nature, requires through risk assesment and management expertise.</text:span></text:p>
        </text:list-item>
        <text:list-item>
          <text:p text:style-name="P24">Applicability: Best suited for projects with high risks, complex requirements, and long <text:s/>development cycles where early risk identification is critical.</text:p>
        </text:list-item>
      </text:list>
      <text:p text:style-name="P22">4. V-Model:</text:p>
      <text:list xml:id="list3303892368" text:style-name="L13">
        <text:list-item>
          <text:p text:style-name="P23">Advantages: Emphasizes testing and validation, each stage has corresponding testing phase, ensure early detection of defects, suitable for projects with strict regulatory requirements.</text:p>
        </text:list-item>
        <text:list-item>
          <text:p text:style-name="P23"><text:soft-page-break/>Disadvantages: Can be rigid and sequential, limited flexibility for changes, documentation heavy approach.</text:p>
        </text:list-item>
        <text:list-item>
          <text:p text:style-name="P25"><text:span text:style-name="T16">Applicability: Well-suited for projects with well-defined requirements, where testing and validation are critical, such as safety-critical systems or regulatory compliance projects.</text:span></text:p>
        </text:list-item>
      </text:list>
      <text:p text:style-name="P26"><text:s text:c="22"/>The choice of SDLC model depends on various factors including project size, complexity, requirement volatility, team expertise, and customer involvement. Its often beneficial to tailor the chosen model to suit the specific needs and constraints of the engineering project.</text:p>
      <text:p text:style-name="P22"/>
      <text:p text:style-name="P1"/>
      <text:p text:style-name="Text_20_body"/>
      <text:p text:style-name="Standard"><text:s text:c="5"/></text:p>
      <text:p text:style-name="P21"/>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Character_20_style"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19:55:11.603291544</meta:creation-date>
    <dc:date>2024-06-09T19:47:04.666842398</dc:date>
    <meta:editing-duration>PT21H55M17S</meta:editing-duration>
    <meta:editing-cycles>6</meta:editing-cycles>
    <meta:generator>LibreOffice/7.3.7.2$Linux_X86_64 LibreOffice_project/30$Build-2</meta:generator>
    <meta:document-statistic meta:table-count="0" meta:image-count="0" meta:object-count="0" meta:page-count="3" meta:paragraph-count="56" meta:word-count="657" meta:character-count="4799" meta:non-whitespace-character-count="4163"/>
  </office:meta>
</office:document-meta>
</file>